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6" style:family="table-cell" style:parent-style-name="Normal_32_3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/>
    </style:style>
    <style:style style:name="ce7" style:family="table-cell" style:parent-style-name="Normal_32_3" style:data-style-name="N0">
      <style:table-cell-properties fo:border-top="thick solid #000000" fo:border-bottom="thick solid #000000" fo:border-left="thin solid #A6A6A6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Normal_32_3" style:data-style-name="N0">
      <style:table-cell-properties fo:border-top="thick solid #000000" fo:border-bottom="thick solid #000000" fo:border-left="none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thick solid #000000" fo:border-bottom="thick solid #000000" fo:border-left="thin solid #FFFFFF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Normal_32_3" style:data-style-name="N0">
      <style:table-cell-properties fo:border-top="thick solid #000000" fo:border-bottom="thick solid #000000" fo:border-left="thin solid #FFFFFF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-top="thick solid #000000" fo:border-bottom="thick solid #000000" fo:border-left="thin solid #000000" fo:border-right="thin solid #A6A6A6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3" style:data-style-name="N19">
      <style:table-cell-properties fo:border-top="thin solid #D9D9D9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13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4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5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16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17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9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20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1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23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24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25" style:family="table-cell" style:parent-style-name="Normal_32_3" style:data-style-name="N19">
      <style:table-cell-properties fo:border-top="thin solid #FFFFFF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26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7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8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29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30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31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2" style:family="table-cell" style:parent-style-name="Percent" style:data-style-name="N13">
      <style:table-cell-properties fo:border="thin solid #FFFFFF"/>
      <style:text-properties style:font-name="Arial" style:font-name-asian="Arial" style:font-name-complex="Arial"/>
    </style:style>
    <style:style style:name="ce33" style:family="table-cell" style:parent-style-name="Normal_32_3" style:data-style-name="N37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4" style:family="table-cell" style:parent-style-name="Comma" style:data-style-name="N38">
      <style:table-cell-properties fo:border="thin solid #FFFFFF"/>
      <style:text-properties style:font-name="Arial" style:font-name-asian="Arial" style:font-name-complex="Arial"/>
    </style:style>
    <style:style style:name="ce35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36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7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9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40" style:family="table-cell" style:parent-style-name="Normal_32_3" style:data-style-name="N19">
      <style:table-cell-properties fo:border-top="thin solid #FFFFFF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41" style:family="table-cell" style:parent-style-name="Normal_32_3" style:data-style-name="N13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3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44" style:family="table-cell" style:parent-style-name="Normal_32_3" style:data-style-name="N13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5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46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" style:data-style-name="N19">
      <style:table-cell-properties fo:border-top="thin solid #D9D9D9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48" style:family="table-cell" style:parent-style-name="Normal_32_3" style:data-style-name="N13">
      <style:table-cell-properties fo:border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9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0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1" style:family="table-cell" style:parent-style-name="Normal_32_3" style:data-style-name="N13">
      <style:table-cell-properties fo:border="thin solid #D9D9D9" style:vertical-align="automatic" fo:background-color="#D9D9D9"/>
      <style:text-properties style:font-name="Arial" style:font-name-asian="Arial" style:font-name-complex="Arial"/>
    </style:style>
    <style:style style:name="ce52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53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4" style:family="table-cell" style:parent-style-name="Normal_32_3" style:data-style-name="N19">
      <style:table-cell-properties fo:border-top="none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55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6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7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8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59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60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1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3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4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65" style:family="table-cell" style:parent-style-name="Percent" style:data-style-name="N13">
      <style:table-cell-properties fo:border-top="none" fo:border-bottom="thin solid #FFFFFF" fo:border-left="thin solid #FFFFFF" fo:border-right="thin solid #FFFFFF"/>
      <style:text-properties style:font-name="Arial" style:font-name-asian="Arial" style:font-name-complex="Arial"/>
    </style:style>
    <style:style style:name="ce66" style:family="table-cell" style:parent-style-name="Normal_32_3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67" style:family="table-cell" style:parent-style-name="Percent" style:data-style-name="N13">
      <style:table-cell-properties fo:border-top="thin solid #FFFFFF" fo:border-bottom="thin solid #FFFFFF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Percent" style:data-style-name="N13">
      <style:table-cell-properties fo:border="thin solid 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1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2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3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74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75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6" style:family="table-cell" style:parent-style-name="Normal_32_3" style:data-style-name="N13">
      <style:table-cell-properties fo:border-top="none" fo:border-bottom="thin solid #FFFFFF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7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8" style:family="table-cell" style:parent-style-name="Normal_32_3" style:data-style-name="N13">
      <style:table-cell-properties fo:border-top="none" fo:border-bottom="thin solid #FFFFFF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9" style:family="table-cell" style:parent-style-name="Normal_32_3" style:data-style-name="N13">
      <style:table-cell-properties fo:border-top="none" fo:border-bottom="thin solid #FFFFFF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0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1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2" style:family="table-cell" style:parent-style-name="Percent" style:data-style-name="N13">
      <style:table-cell-properties fo:border-top="thin solid #FFFFFF" fo:border-bottom="thin solid #FFFFFF" fo:border-left="none" fo:border-right="thin solid #FFFFFF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84" style:family="table-cell" style:parent-style-name="Normal_32_3" style:data-style-name="N13">
      <style:table-cell-properties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5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87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8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9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90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1" style:family="table-cell" style:parent-style-name="Normal_32_3" style:data-style-name="N19">
      <style:table-cell-properties fo:border-top="thin solid #FFFFFF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2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3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94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95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6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7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8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9" style:family="table-cell" style:parent-style-name="Normal_32_3" style:data-style-name="N1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0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101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02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3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4" style:family="table-cell" style:parent-style-name="Normal_32_3" style:data-style-name="N19">
      <style:table-cell-properties fo:border-top="thin solid #FFFFFF" fo:border-bottom="2pt solid #000000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105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6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7" style:family="table-cell" style:parent-style-name="Normal_32_3" style:data-style-name="N13">
      <style:table-cell-properties fo:border-top="none" fo:border-bottom="2pt solid #000000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8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09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0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111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2" style:family="table-cell" style:parent-style-name="Normal_32_3" style:data-style-name="N19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3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4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5" style:family="table-cell" style:parent-style-name="Normal_32_3" style:data-style-name="N13">
      <style:table-cell-properties fo:border-top="none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6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17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8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9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21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3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3" style:family="table-cell" style:parent-style-name="Normal_32_3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4" style:family="table-cell" style:parent-style-name="Normal_32_3_32_2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5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26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28" style:family="table-cell" style:parent-style-name="Normal_Accumulated_32_1_3" style:data-style-name="N36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3_32_2" style:data-style-name="N3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1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3" style:family="table-cell" style:parent-style-name="Default" style:data-style-name="N0">
      <style:table-cell-properties fo:border="thin solid #FFFFFF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1" table:number-columns-repeated="1012" table:default-cell-style-name="ce3"/>
        <table:table-column table:style-name="co3" table:number-columns-repeated="1536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2">
            <text:p>Use of transport modes: Great Britain, since 1 March 2020<text:span text:style-name="T2">a</text:span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Figures are percentages of an equivalent day or week.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7" table:style-name="ce3"/>
          <table:table-cell table:style-name="ce6"/>
          <table:table-cell office:value-type="string" table:style-name="ce6">
            <text:p>Percentage</text:p>
          </table:table-cell>
          <table:table-cell table:number-columns-repeated="16374" table:style-name="ce3"/>
        </table:table-row>
        <table:table-row table:style-name="ro3">
          <table:table-cell office:value-type="string" table:style-name="ce7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8">
            <text:p>Cars<text:span text:style-name="T2">2</text:span></text:p>
          </table:table-cell>
          <table:table-cell office:value-type="string" table:style-name="ce9">
            <text:p>Light Commercial Vehicles<text:span text:style-name="T2">2</text:span></text:p>
          </table:table-cell>
          <table:table-cell office:value-type="string" table:style-name="ce9">
            <text:p>Heavy Goods Vehicles<text:span text:style-name="T2">2</text:span></text:p>
          </table:table-cell>
          <table:table-cell office:value-type="string" table:style-name="ce10">
            <text:p>All motor vehicles<text:span text:style-name="T2">2</text:span></text:p>
          </table:table-cell>
          <table:table-cell office:value-type="string" table:style-name="ce10">
            <text:p>National Rail<text:span text:style-name="T2">3,4</text:span></text:p>
          </table:table-cell>
          <table:table-cell office:value-type="string" table:style-name="ce8">
            <text:p>Transport for London Tube<text:span text:style-name="T2">5</text:span></text:p>
          </table:table-cell>
          <table:table-cell office:value-type="string" table:style-name="ce10">
            <text:p>Transport for London Bus<text:span text:style-name="T2">5,7</text:span></text:p>
          </table:table-cell>
          <table:table-cell office:value-type="string" table:style-name="ce11">
            <text:p>Bus (excl. London)<text:span text:style-name="T2">6,8,9</text:span></text:p>
          </table:table-cell>
          <table:table-cell office:value-type="string" table:style-name="ce11">
            <text:p>Cycling<text:span text:style-name="T2">10,11</text:span></text:p>
          </table:table-cell>
          <table:table-cell table:number-columns-repeated="16374" table:style-name="ce3"/>
        </table:table-row>
        <table:table-row table:style-name="ro2">
          <table:table-cell office:value-type="date" office:date-value="2020-03-01T00:00:00" table:style-name="ce12">
            <text:p>01/03/2020</text:p>
          </table:table-cell>
          <table:table-cell office:value-type="percentage" office:value="1.03" table:style-name="ce13">
            <text:p>103%</text:p>
          </table:table-cell>
          <table:table-cell office:value-type="percentage" office:value="1.1100000000000001" table:style-name="ce13">
            <text:p>111%</text:p>
          </table:table-cell>
          <table:table-cell office:value-type="percentage" office:value="1.08" table:style-name="ce13">
            <text:p>108%</text:p>
          </table:table-cell>
          <table:table-cell office:value-type="percentage" office:value="1.04" table:style-name="ce14">
            <text:p>104%</text:p>
          </table:table-cell>
          <table:table-cell office:value-type="percentage" office:value="0.97" table:style-name="ce14">
            <text:p>97%</text:p>
          </table:table-cell>
          <table:table-cell office:value-type="percentage" office:value="1.04" table:style-name="ce15">
            <text:p>104%</text:p>
          </table:table-cell>
          <table:table-cell office:value-type="percentage" office:value="1.02" table:style-name="ce16">
            <text:p>102%</text:p>
          </table:table-cell>
          <table:table-cell office:value-type="string" table:style-name="ce17">
            <text:p>..</text:p>
          </table:table-cell>
          <table:table-cell office:value-type="string" table:style-name="ce17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2T00:00:00" table:style-name="ce19">
            <text:p>02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6" table:style-name="ce20">
            <text:p>10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0.94" table:style-name="ce22">
            <text:p>94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3T00:00:00" table:style-name="ce19">
            <text:p>03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4T00:00:00" table:style-name="ce19">
            <text:p>04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5T00:00:00" table:style-name="ce19">
            <text:p>05/03/2020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2" table:style-name="ce22">
            <text:p>92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6T00:00:00" table:style-name="ce19">
            <text:p>06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7T00:00:00" table:style-name="ce25">
            <text:p>07/03/2020</text:p>
          </table:table-cell>
          <table:table-cell office:value-type="percentage" office:value="1.01" table:style-name="ce26">
            <text:p>101%</text:p>
          </table:table-cell>
          <table:table-cell office:value-type="percentage" office:value="1.0900000000000001" table:style-name="ce26">
            <text:p>109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1.02" table:style-name="ce27">
            <text:p>102%</text:p>
          </table:table-cell>
          <table:table-cell office:value-type="percentage" office:value="0.99" table:style-name="ce28">
            <text:p>99%</text:p>
          </table:table-cell>
          <table:table-cell office:value-type="percentage" office:value="0.91" table:style-name="ce29">
            <text:p>91%</text:p>
          </table:table-cell>
          <table:table-cell office:value-type="percentage" office:value="0.93" table:style-name="ce28">
            <text:p>93%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8T00:00:00" table:style-name="ce12">
            <text:p>08/03/2020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99999999999999" table:style-name="ce13">
            <text:p>113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1.06" table:style-name="ce14">
            <text:p>106%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0.87" table:style-name="ce15">
            <text:p>87%</text:p>
          </table:table-cell>
          <table:table-cell office:value-type="percentage" office:value="0.95" table:style-name="ce16">
            <text:p>95%</text:p>
          </table:table-cell>
          <table:table-cell office:value-type="string" table:style-name="ce17">
            <text:p>..</text:p>
          </table:table-cell>
          <table:table-cell office:value-type="percentage" office:value="0.89" table:style-name="ce31">
            <text:p>8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09T00:00:00" table:style-name="ce19">
            <text:p>09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7" table:style-name="ce20">
            <text:p>107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1" table:style-name="ce22">
            <text:p>100%</text:p>
          </table:table-cell>
          <table:table-cell office:value-type="percentage" office:value="0.9" table:style-name="ce23">
            <text:p>90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1.0149999999999999" table:style-name="ce35">
            <text:p>102%</text:p>
          </table:table-cell>
          <table:table-cell office:value-type="percentage" office:value="1.05" table:style-name="ce3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0T00:00:00" table:style-name="ce19">
            <text:p>10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89" table:style-name="ce23">
            <text:p>89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1.02" table:style-name="ce35">
            <text:p>102%</text:p>
          </table:table-cell>
          <table:table-cell office:value-type="percentage" office:value="0.82" table:style-name="ce3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1T00:00:00" table:style-name="ce19">
            <text:p>11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8" table:style-name="ce22">
            <text:p>98%</text:p>
          </table:table-cell>
          <table:table-cell office:value-type="percentage" office:value="0.86" table:style-name="ce23">
            <text:p>86%</text:p>
          </table:table-cell>
          <table:table-cell office:value-type="percentage" office:value="0.93" table:style-name="ce22">
            <text:p>93%</text:p>
          </table:table-cell>
          <table:table-cell office:value-type="percentage" office:value="0.98099999999999998" table:style-name="ce35">
            <text:p>98%</text:p>
          </table:table-cell>
          <table:table-cell office:value-type="percentage" office:value="1.18" table:style-name="ce3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2T00:00:00" table:style-name="ce19">
            <text:p>12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9" table:style-name="ce21">
            <text:p>99%</text:p>
          </table:table-cell>
          <table:table-cell office:value-type="percentage" office:value="0.96" table:style-name="ce22">
            <text:p>96%</text:p>
          </table:table-cell>
          <table:table-cell office:value-type="percentage" office:value="0.81" table:style-name="ce23">
            <text:p>81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97799999999999998" table:style-name="ce35">
            <text:p>98%</text:p>
          </table:table-cell>
          <table:table-cell office:value-type="percentage" office:value="1.2" table:style-name="ce36">
            <text:p>1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3T00:00:00" table:style-name="ce19">
            <text:p>13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72" table:style-name="ce23">
            <text:p>72%</text:p>
          </table:table-cell>
          <table:table-cell office:value-type="percentage" office:value="0.87" table:style-name="ce22">
            <text:p>87%</text:p>
          </table:table-cell>
          <table:table-cell office:value-type="percentage" office:value="0.94099999999999995" table:style-name="ce35">
            <text:p>94%</text:p>
          </table:table-cell>
          <table:table-cell office:value-type="percentage" office:value="0.99" table:style-name="ce36">
            <text:p>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4T00:00:00" table:style-name="ce25">
            <text:p>14/03/2020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0.95" table:style-name="ce27">
            <text:p>95%</text:p>
          </table:table-cell>
          <table:table-cell office:value-type="percentage" office:value="0.89" table:style-name="ce28">
            <text:p>89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83" table:style-name="ce28">
            <text:p>83%</text:p>
          </table:table-cell>
          <table:table-cell office:value-type="percentage" office:value="0.84699999999999998" table:style-name="ce37">
            <text:p>85%</text:p>
          </table:table-cell>
          <table:table-cell office:value-type="percentage" office:value="1.27" table:style-name="ce38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5T00:00:00" table:style-name="ce12">
            <text:p>15/03/2020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0.96" table:style-name="ce14">
            <text:p>96%</text:p>
          </table:table-cell>
          <table:table-cell office:value-type="percentage" office:value="0.85" table:style-name="ce16">
            <text:p>85%</text:p>
          </table:table-cell>
          <table:table-cell office:value-type="percentage" office:value="0.54" table:style-name="ce15">
            <text:p>54%</text:p>
          </table:table-cell>
          <table:table-cell office:value-type="percentage" office:value="0.74" table:style-name="ce16">
            <text:p>74%</text:p>
          </table:table-cell>
          <table:table-cell office:value-type="percentage" office:value="0.84699999999999998" table:style-name="ce39">
            <text:p>85%</text:p>
          </table:table-cell>
          <table:table-cell office:value-type="percentage" office:value="0.93" table:style-name="ce31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6T00:00:00" table:style-name="ce19">
            <text:p>16/03/2020</text:p>
          </table:table-cell>
          <table:table-cell office:value-type="percentage" office:value="0.96" table:style-name="ce20">
            <text:p>9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78" table:style-name="ce22">
            <text:p>78%</text:p>
          </table:table-cell>
          <table:table-cell office:value-type="percentage" office:value="0.6" table:style-name="ce23">
            <text:p>60%</text:p>
          </table:table-cell>
          <table:table-cell office:value-type="percentage" office:value="0.79" table:style-name="ce22">
            <text:p>79%</text:p>
          </table:table-cell>
          <table:table-cell office:value-type="percentage" office:value="0.878" table:style-name="ce35">
            <text:p>88%</text:p>
          </table:table-cell>
          <table:table-cell office:value-type="percentage" office:value="1.04" table:style-name="ce36">
            <text:p>10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7T00:00:00" table:style-name="ce40">
            <text:p>17/03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69" table:style-name="ce43">
            <text:p>69%</text:p>
          </table:table-cell>
          <table:table-cell office:value-type="percentage" office:value="0.44" table:style-name="ce44">
            <text:p>44%</text:p>
          </table:table-cell>
          <table:table-cell office:value-type="percentage" office:value="0.7" table:style-name="ce43">
            <text:p>70%</text:p>
          </table:table-cell>
          <table:table-cell office:value-type="percentage" office:value="0.76700000000000002" table:style-name="ce45">
            <text:p>77%</text:p>
          </table:table-cell>
          <table:table-cell office:value-type="percentage" office:value="0.77" table:style-name="ce46">
            <text:p>7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8T00:00:00" table:style-name="ce40">
            <text:p>18/03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65" table:style-name="ce43">
            <text:p>65%</text:p>
          </table:table-cell>
          <table:table-cell office:value-type="percentage" office:value="0.623" table:style-name="ce45">
            <text:p>62%</text:p>
          </table:table-cell>
          <table:table-cell office:value-type="percentage" office:value="0.93" table:style-name="ce46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9T00:00:00" table:style-name="ce40">
            <text:p>19/03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2" table:style-name="ce42">
            <text:p>82%</text:p>
          </table:table-cell>
          <table:table-cell office:value-type="percentage" office:value="0.51" table:style-name="ce43">
            <text:p>51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57999999999999996" table:style-name="ce45">
            <text:p>58%</text:p>
          </table:table-cell>
          <table:table-cell office:value-type="percentage" office:value="0.91" table:style-name="ce46">
            <text:p>9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0T00:00:00" table:style-name="ce40">
            <text:p>20/03/2020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1" table:style-name="ce42">
            <text:p>81%</text:p>
          </table:table-cell>
          <table:table-cell office:value-type="percentage" office:value="0.43" table:style-name="ce43">
            <text:p>43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52" table:style-name="ce43">
            <text:p>52%</text:p>
          </table:table-cell>
          <table:table-cell office:value-type="percentage" office:value="0.52800000000000002" table:style-name="ce45">
            <text:p>53%</text:p>
          </table:table-cell>
          <table:table-cell office:value-type="percentage" office:value="0.82" table:style-name="ce4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1T00:00:00" table:style-name="ce25">
            <text:p>21/03/2020</text:p>
          </table:table-cell>
          <table:table-cell office:value-type="percentage" office:value="0.7" table:style-name="ce26">
            <text:p>70%</text:p>
          </table:table-cell>
          <table:table-cell office:value-type="percentage" office:value="0.79" table:style-name="ce26">
            <text:p>79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0.73" table:style-name="ce27">
            <text:p>73%</text:p>
          </table:table-cell>
          <table:table-cell office:value-type="percentage" office:value="0.37" table:style-name="ce28">
            <text:p>37%</text:p>
          </table:table-cell>
          <table:table-cell office:value-type="percentage" office:value="0.13" table:style-name="ce29">
            <text:p>13%</text:p>
          </table:table-cell>
          <table:table-cell office:value-type="percentage" office:value="0.39" table:style-name="ce28">
            <text:p>39%</text:p>
          </table:table-cell>
          <table:table-cell office:value-type="percentage" office:value="0.39600000000000002" table:style-name="ce37">
            <text:p>40%</text:p>
          </table:table-cell>
          <table:table-cell office:value-type="percentage" office:value="1.18" table:style-name="ce38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2T00:00:00" table:style-name="ce12">
            <text:p>22/03/2020</text:p>
          </table:table-cell>
          <table:table-cell office:value-type="percentage" office:value="0.66" table:style-name="ce13">
            <text:p>6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1.01" table:style-name="ce13">
            <text:p>101%</text:p>
          </table:table-cell>
          <table:table-cell office:value-type="percentage" office:value="0.69" table:style-name="ce14">
            <text:p>69%</text:p>
          </table:table-cell>
          <table:table-cell office:value-type="percentage" office:value="0.33" table:style-name="ce16">
            <text:p>33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2" table:style-name="ce16">
            <text:p>32%</text:p>
          </table:table-cell>
          <table:table-cell office:value-type="percentage" office:value="0.34899999999999998" table:style-name="ce39">
            <text:p>35%</text:p>
          </table:table-cell>
          <table:table-cell office:value-type="percentage" office:value="1.26" table:style-name="ce31">
            <text:p>1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3T00:00:00" table:style-name="ce40">
            <text:p>23/03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25" table:style-name="ce43">
            <text:p>2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1" table:style-name="ce43">
            <text:p>31%</text:p>
          </table:table-cell>
          <table:table-cell office:value-type="percentage" office:value="0.27300000000000002" table:style-name="ce45">
            <text:p>2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4T00:00:00" table:style-name="ce40">
            <text:p>24/03/2020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2" table:style-name="ce43">
            <text:p>20%</text:p>
          </table:table-cell>
          <table:table-cell office:value-type="percentage" office:value="0.09" table:style-name="ce44">
            <text:p>9%</text:p>
          </table:table-cell>
          <table:table-cell office:value-type="percentage" office:value="0.22" table:style-name="ce43">
            <text:p>22%</text:p>
          </table:table-cell>
          <table:table-cell office:value-type="percentage" office:value="0.17" table:style-name="ce45">
            <text:p>1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5T00:00:00" table:style-name="ce40">
            <text:p>25/03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7.0000000000000007E-2" table:style-name="ce44">
            <text:p>7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27" table:style-name="ce46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6T00:00:00" table:style-name="ce40">
            <text:p>26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13" table:style-name="ce43">
            <text:p>13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7T00:00:00" table:style-name="ce40">
            <text:p>27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9" table:style-name="ce41">
            <text:p>6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1" table:style-name="ce43">
            <text:p>10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600000000000001" table:style-name="ce45">
            <text:p>14%</text:p>
          </table:table-cell>
          <table:table-cell office:value-type="percentage" office:value="1.06" table:style-name="ce46">
            <text:p>10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8T00:00:00" table:style-name="ce25">
            <text:p>28/03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4" table:style-name="ce26">
            <text:p>34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" table:style-name="ce27">
            <text:p>30%</text:p>
          </table:table-cell>
          <table:table-cell office:value-type="percentage" office:value="0.09" table:style-name="ce28">
            <text:p>9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899999999999999" table:style-name="ce37">
            <text:p>12%</text:p>
          </table:table-cell>
          <table:table-cell office:value-type="percentage" office:value="1.25" table:style-name="ce38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9T00:00:00" table:style-name="ce12">
            <text:p>29/03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72" table:style-name="ce13">
            <text:p>72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8" table:style-name="ce16">
            <text:p>8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6" table:style-name="ce16">
            <text:p>16%</text:p>
          </table:table-cell>
          <table:table-cell office:value-type="percentage" office:value="0.127" table:style-name="ce39">
            <text:p>13%</text:p>
          </table:table-cell>
          <table:table-cell office:value-type="percentage" office:value="0.83" table:style-name="ce31">
            <text:p>8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0T00:00:00" table:style-name="ce40">
            <text:p>30/03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72" table:style-name="ce46">
            <text:p>7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1T00:00:00" table:style-name="ce40">
            <text:p>31/03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96" table:style-name="ce46">
            <text:p>9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1T00:00:00" table:style-name="ce40">
            <text:p>01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7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2T00:00:00" table:style-name="ce40">
            <text:p>02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000000000000001" table:style-name="ce46">
            <text:p>1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3T00:00:00" table:style-name="ce40">
            <text:p>03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4T00:00:00" table:style-name="ce25">
            <text:p>04/04/2020</text:p>
          </table:table-cell>
          <table:table-cell office:value-type="percentage" office:value="0.28000000000000003" table:style-name="ce26">
            <text:p>28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31" table:style-name="ce27">
            <text:p>31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" table:style-name="ce37">
            <text:p>11%</text:p>
          </table:table-cell>
          <table:table-cell office:value-type="percentage" office:value="1.99" table:style-name="ce38">
            <text:p>1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5T00:00:00" table:style-name="ce12">
            <text:p>05/04/2020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31" table:style-name="ce13">
            <text:p>31%</text:p>
          </table:table-cell>
          <table:table-cell office:value-type="percentage" office:value="0.7" table:style-name="ce13">
            <text:p>70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7" table:style-name="ce16">
            <text:p>17%</text:p>
          </table:table-cell>
          <table:table-cell office:value-type="percentage" office:value="0.124" table:style-name="ce39">
            <text:p>12%</text:p>
          </table:table-cell>
          <table:table-cell office:value-type="percentage" office:value="2.2599999999999998" table:style-name="ce31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6T00:00:00" table:style-name="ce40">
            <text:p>0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1.05" table:style-name="ce4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7T00:00:00" table:style-name="ce40">
            <text:p>07/04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38" table:style-name="ce46">
            <text:p>13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8T00:00:00" table:style-name="ce40">
            <text:p>08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0299999999999999" table:style-name="ce45">
            <text:p>10%</text:p>
          </table:table-cell>
          <table:table-cell office:value-type="percentage" office:value="1.54" table:style-name="ce46">
            <text:p>15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9T00:00:00" table:style-name="ce40">
            <text:p>09/04/2020</text:p>
          </table:table-cell>
          <table:table-cell office:value-type="percentage" office:value="0.36" table:style-name="ce41">
            <text:p>36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68" table:style-name="ce4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0T00:00:00" table:style-name="ce25">
            <text:p>10/04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27" table:style-name="ce27">
            <text:p>27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600000000000001" table:style-name="ce37">
            <text:p>12%</text:p>
          </table:table-cell>
          <table:table-cell office:value-type="percentage" office:value="1.79" table:style-name="ce38">
            <text:p>17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1T00:00:00" table:style-name="ce47">
            <text:p>11/04/2020</text:p>
          </table:table-cell>
          <table:table-cell office:value-type="percentage" office:value="0.28999999999999998" table:style-name="ce48">
            <text:p>29%</text:p>
          </table:table-cell>
          <table:table-cell office:value-type="percentage" office:value="0.35" table:style-name="ce48">
            <text:p>35%</text:p>
          </table:table-cell>
          <table:table-cell office:value-type="percentage" office:value="0.55000000000000004" table:style-name="ce48">
            <text:p>55%</text:p>
          </table:table-cell>
          <table:table-cell office:value-type="percentage" office:value="0.31" table:style-name="ce49">
            <text:p>31%</text:p>
          </table:table-cell>
          <table:table-cell office:value-type="percentage" office:value="0.04" table:style-name="ce50">
            <text:p>4%</text:p>
          </table:table-cell>
          <table:table-cell office:value-type="percentage" office:value="0.04" table:style-name="ce51">
            <text:p>4%</text:p>
          </table:table-cell>
          <table:table-cell office:value-type="percentage" office:value="0.16" table:style-name="ce50">
            <text:p>16%</text:p>
          </table:table-cell>
          <table:table-cell office:value-type="percentage" office:value="0.104" table:style-name="ce52">
            <text:p>10%</text:p>
          </table:table-cell>
          <table:table-cell office:value-type="percentage" office:value="2.88" table:style-name="ce53">
            <text:p>2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2T00:00:00" table:style-name="ce54">
            <text:p>12/04/2020</text:p>
          </table:table-cell>
          <table:table-cell office:value-type="percentage" office:value="0.22" table:style-name="ce55">
            <text:p>22%</text:p>
          </table:table-cell>
          <table:table-cell office:value-type="percentage" office:value="0.27" table:style-name="ce55">
            <text:p>27%</text:p>
          </table:table-cell>
          <table:table-cell office:value-type="percentage" office:value="0.5" table:style-name="ce55">
            <text:p>50%</text:p>
          </table:table-cell>
          <table:table-cell office:value-type="percentage" office:value="0.24" table:style-name="ce56">
            <text:p>24%</text:p>
          </table:table-cell>
          <table:table-cell office:value-type="percentage" office:value="0.04" table:style-name="ce57">
            <text:p>4%</text:p>
          </table:table-cell>
          <table:table-cell office:value-type="percentage" office:value="0.04" table:style-name="ce58">
            <text:p>4%</text:p>
          </table:table-cell>
          <table:table-cell office:value-type="percentage" office:value="0.14000000000000001" table:style-name="ce57">
            <text:p>14%</text:p>
          </table:table-cell>
          <table:table-cell office:value-type="percentage" office:value="0.1" table:style-name="ce59">
            <text:p>10%</text:p>
          </table:table-cell>
          <table:table-cell office:value-type="percentage" office:value="2.4700000000000002" table:style-name="ce60">
            <text:p>24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3T00:00:00" table:style-name="ce12">
            <text:p>13/04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2" table:style-name="ce13">
            <text:p>22%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18" table:style-name="ce16">
            <text:p>18%</text:p>
          </table:table-cell>
          <table:table-cell office:value-type="percentage" office:value="0.11799999999999999" table:style-name="ce39">
            <text:p>12%</text:p>
          </table:table-cell>
          <table:table-cell office:value-type="percentage" office:value="1.22" table:style-name="ce31">
            <text:p>12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4T00:00:00" table:style-name="ce40">
            <text:p>14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1700000000000001" table:style-name="ce45">
            <text:p>12%</text:p>
          </table:table-cell>
          <table:table-cell office:value-type="percentage" office:value="1.34" table:style-name="ce46">
            <text:p>13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5T00:00:00" table:style-name="ce40">
            <text:p>15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4" table:style-name="ce45">
            <text:p>10%</text:p>
          </table:table-cell>
          <table:table-cell office:value-type="percentage" office:value="1.94" table:style-name="ce46">
            <text:p>19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6T00:00:00" table:style-name="ce40">
            <text:p>1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299999999999998" table:style-name="ce46">
            <text:p>20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7T00:00:00" table:style-name="ce40">
            <text:p>17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" table:style-name="ce46">
            <text:p>10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8T00:00:00" table:style-name="ce25">
            <text:p>18/04/2020</text:p>
          </table:table-cell>
          <table:table-cell office:value-type="percentage" office:value="0.31" table:style-name="ce26">
            <text:p>31%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3" table:style-name="ce27">
            <text:p>33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6" table:style-name="ce28">
            <text:p>16%</text:p>
          </table:table-cell>
          <table:table-cell office:value-type="percentage" office:value="0.107" table:style-name="ce37">
            <text:p>11%</text:p>
          </table:table-cell>
          <table:table-cell office:value-type="percentage" office:value="1.43" table:style-name="ce38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9T00:00:00" table:style-name="ce12">
            <text:p>19/04/2020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36" table:style-name="ce13">
            <text:p>3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26" table:style-name="ce39">
            <text:p>13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0T00:00:00" table:style-name="ce40">
            <text:p>20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39" table:style-name="ce46">
            <text:p>13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1T00:00:00" table:style-name="ce40">
            <text:p>21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" table:style-name="ce45">
            <text:p>11%</text:p>
          </table:table-cell>
          <table:table-cell office:value-type="percentage" office:value="1.5" table:style-name="ce46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2T00:00:00" table:style-name="ce40">
            <text:p>22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099999999999998" table:style-name="ce46">
            <text:p>20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3T00:00:00" table:style-name="ce40">
            <text:p>23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2.2000000000000002" table:style-name="ce46">
            <text:p>2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4T00:00:00" table:style-name="ce40">
            <text:p>24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88" table:style-name="ce46">
            <text:p>1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5T00:00:00" table:style-name="ce25">
            <text:p>25/04/2020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43" table:style-name="ce26">
            <text:p>43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8" table:style-name="ce27">
            <text:p>38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1700000000000001" table:style-name="ce37">
            <text:p>12%</text:p>
          </table:table-cell>
          <table:table-cell office:value-type="percentage" office:value="2.92" table:style-name="ce38">
            <text:p>29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6T00:00:00" table:style-name="ce12">
            <text:p>26/04/2020</text:p>
          </table:table-cell>
          <table:table-cell office:value-type="percentage" office:value="0.32" table:style-name="ce13">
            <text:p>32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100000000000001" table:style-name="ce39">
            <text:p>13%</text:p>
          </table:table-cell>
          <table:table-cell office:value-type="percentage" office:value="3.43" table:style-name="ce31">
            <text:p>3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7T00:00:00" table:style-name="ce40">
            <text:p>27/04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9" table:style-name="ce46">
            <text:p>15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8T00:00:00" table:style-name="ce40">
            <text:p>28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3" table:style-name="ce45">
            <text:p>11%</text:p>
          </table:table-cell>
          <table:table-cell office:value-type="percentage" office:value="0.49" table:style-name="ce46">
            <text:p>4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9T00:00:00" table:style-name="ce40">
            <text:p>29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30T00:00:00" table:style-name="ce40">
            <text:p>30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5" table:style-name="ce45">
            <text:p>11%</text:p>
          </table:table-cell>
          <table:table-cell office:value-type="percentage" office:value="0.97" table:style-name="ce46">
            <text:p>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1T00:00:00" table:style-name="ce40">
            <text:p>01/05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1" table:style-name="ce45">
            <text:p>12%</text:p>
          </table:table-cell>
          <table:table-cell office:value-type="percentage" office:value="1.23" table:style-name="ce46">
            <text:p>1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2T00:00:00" table:style-name="ce25">
            <text:p>02/05/2020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47" table:style-name="ce26">
            <text:p>47%</text:p>
          </table:table-cell>
          <table:table-cell office:value-type="percentage" office:value="0.72" table:style-name="ce26">
            <text:p>72%</text:p>
          </table:table-cell>
          <table:table-cell office:value-type="percentage" office:value="0.4" table:style-name="ce27">
            <text:p>40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23" table:style-name="ce37">
            <text:p>12%</text:p>
          </table:table-cell>
          <table:table-cell office:value-type="percentage" office:value="3.1" table:style-name="ce38">
            <text:p>3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3T00:00:00" table:style-name="ce12">
            <text:p>03/05/2020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42" table:style-name="ce13">
            <text:p>42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300000000000001" table:style-name="ce39">
            <text:p>13%</text:p>
          </table:table-cell>
          <table:table-cell office:value-type="percentage" office:value="2.58" table:style-name="ce31">
            <text:p>25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4T00:00:00" table:style-name="ce40">
            <text:p>04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5" table:style-name="ce46">
            <text:p>15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5T00:00:00" table:style-name="ce40">
            <text:p>05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4" table:style-name="ce45">
            <text:p>12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6T00:00:00" table:style-name="ce40">
            <text:p>06/05/2020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47" table:style-name="ce42">
            <text:p>4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799999999999999" table:style-name="ce45">
            <text:p>12%</text:p>
          </table:table-cell>
          <table:table-cell office:value-type="percentage" office:value="2.2599999999999998" table:style-name="ce46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7T00:00:00" table:style-name="ce40">
            <text:p>07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8" table:style-name="ce45">
            <text:p>13%</text:p>
          </table:table-cell>
          <table:table-cell office:value-type="percentage" office:value="2.2400000000000002" table:style-name="ce46">
            <text:p>2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8T00:00:00" table:style-name="ce25">
            <text:p>08/05/2020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34" table:style-name="ce27">
            <text:p>34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63">
            <text:p>..</text:p>
          </table:table-cell>
          <table:table-cell office:value-type="string" table:style-name="ce30">
            <text:p>..</text:p>
          </table:table-cell>
          <table:table-cell office:value-type="percentage" office:value="2.36" table:style-name="ce38">
            <text:p>23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9T00:00:00" table:style-name="ce47">
            <text:p>09/05/2020</text:p>
          </table:table-cell>
          <table:table-cell office:value-type="percentage" office:value="0.39" table:style-name="ce48">
            <text:p>39%</text:p>
          </table:table-cell>
          <table:table-cell office:value-type="percentage" office:value="0.46" table:style-name="ce48">
            <text:p>46%</text:p>
          </table:table-cell>
          <table:table-cell office:value-type="percentage" office:value="0.65" table:style-name="ce48">
            <text:p>65%</text:p>
          </table:table-cell>
          <table:table-cell office:value-type="percentage" office:value="0.41" table:style-name="ce49">
            <text:p>41%</text:p>
          </table:table-cell>
          <table:table-cell office:value-type="percentage" office:value="0.05" table:style-name="ce50">
            <text:p>5%</text:p>
          </table:table-cell>
          <table:table-cell office:value-type="percentage" office:value="0.05" table:style-name="ce51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27" table:style-name="ce52">
            <text:p>13%</text:p>
          </table:table-cell>
          <table:table-cell office:value-type="percentage" office:value="3.84" table:style-name="ce53">
            <text:p>38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0T00:00:00" table:style-name="ce64">
            <text:p>10/05/2020</text:p>
          </table:table-cell>
          <table:table-cell office:value-type="percentage" office:value="0.35" table:style-name="ce55">
            <text:p>35%</text:p>
          </table:table-cell>
          <table:table-cell office:value-type="percentage" office:value="0.44" table:style-name="ce55">
            <text:p>44%</text:p>
          </table:table-cell>
          <table:table-cell office:value-type="percentage" office:value="0.77" table:style-name="ce55">
            <text:p>77%</text:p>
          </table:table-cell>
          <table:table-cell office:value-type="percentage" office:value="0.37" table:style-name="ce56">
            <text:p>37%</text:p>
          </table:table-cell>
          <table:table-cell office:value-type="percentage" office:value="0.05" table:style-name="ce57">
            <text:p>5%</text:p>
          </table:table-cell>
          <table:table-cell office:value-type="percentage" office:value="0.04" table:style-name="ce58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" table:style-name="ce59">
            <text:p>13%</text:p>
          </table:table-cell>
          <table:table-cell office:value-type="percentage" office:value="1.5" table:style-name="ce60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1T00:00:00" table:style-name="ce40">
            <text:p>11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7999999999999996" table:style-name="ce41">
            <text:p>58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" table:style-name="ce46">
            <text:p>100%</text:p>
          </table:table-cell>
          <table:table-cell table:style-name="ce65"/>
          <table:table-cell table:style-name="ce33"/>
          <table:table-cell table:style-name="ce34"/>
          <table:table-cell table:number-columns-repeated="16371" table:style-name="ce66"/>
        </table:table-row>
        <table:table-row table:style-name="ro1">
          <table:table-cell office:value-type="date" office:date-value="2020-05-12T00:00:00" table:style-name="ce40">
            <text:p>12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" table:style-name="ce42">
            <text:p>50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43" table:style-name="ce46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3T00:00:00" table:style-name="ce40">
            <text:p>13/05/2020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53" table:style-name="ce42">
            <text:p>53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2" table:style-name="ce46">
            <text:p>15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4T00:00:00" table:style-name="ce40">
            <text:p>14/05/2020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4" table:style-name="ce42">
            <text:p>54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2.09" table:style-name="ce46">
            <text:p>20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5T00:00:00" table:style-name="ce40">
            <text:p>15/05/2020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55000000000000004" table:style-name="ce42">
            <text:p>55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75" table:style-name="ce46">
            <text:p>17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6T00:00:00" table:style-name="ce25">
            <text:p>16/05/2020</text:p>
          </table:table-cell>
          <table:table-cell office:value-type="percentage" office:value="0.52" table:style-name="ce26">
            <text:p>52%</text:p>
          </table:table-cell>
          <table:table-cell office:value-type="percentage" office:value="0.64" table:style-name="ce26">
            <text:p>64%</text:p>
          </table:table-cell>
          <table:table-cell office:value-type="percentage" office:value="0.8" table:style-name="ce26">
            <text:p>80%</text:p>
          </table:table-cell>
          <table:table-cell office:value-type="percentage" office:value="0.56000000000000005" table:style-name="ce27">
            <text:p>56%</text:p>
          </table:table-cell>
          <table:table-cell office:value-type="percentage" office:value="0.06" table:style-name="ce28">
            <text:p>6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3" table:style-name="ce37">
            <text:p>13%</text:p>
          </table:table-cell>
          <table:table-cell office:value-type="percentage" office:value="3.16" table:style-name="ce38">
            <text:p>31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7T00:00:00" table:style-name="ce12">
            <text:p>17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84" table:style-name="ce13">
            <text:p>84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06" table:style-name="ce16">
            <text:p>6%</text:p>
          </table:table-cell>
          <table:table-cell office:value-type="percentage" office:value="0.05" table:style-name="ce15">
            <text:p>5%</text:p>
          </table:table-cell>
          <table:table-cell office:value-type="string" table:style-name="ce61">
            <text:p>..</text:p>
          </table:table-cell>
          <table:table-cell office:value-type="percentage" office:value="0.14799999999999999" table:style-name="ce39">
            <text:p>15%</text:p>
          </table:table-cell>
          <table:table-cell office:value-type="percentage" office:value="3.11" table:style-name="ce31">
            <text:p>3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8T00:00:00" table:style-name="ce40">
            <text:p>18/05/2020</text:p>
          </table:table-cell>
          <table:table-cell office:value-type="percentage" office:value="0.53" table:style-name="ce41">
            <text:p>53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4" table:style-name="ce46">
            <text:p>16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9T00:00:00" table:style-name="ce40">
            <text:p>19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0T00:00:00" table:style-name="ce40">
            <text:p>20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6" table:style-name="ce42">
            <text:p>60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200000000000001" table:style-name="ce45">
            <text:p>13%</text:p>
          </table:table-cell>
          <table:table-cell office:value-type="percentage" office:value="2.3199999999999998" table:style-name="ce46">
            <text:p>23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1T00:00:00" table:style-name="ce40">
            <text:p>21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2.23" table:style-name="ce46">
            <text:p>2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2T00:00:00" table:style-name="ce40">
            <text:p>22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800000000000001" table:style-name="ce45">
            <text:p>14%</text:p>
          </table:table-cell>
          <table:table-cell office:value-type="percentage" office:value="1.21" table:style-name="ce46">
            <text:p>12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3T00:00:00" table:style-name="ce25">
            <text:p>23/05/2020</text:p>
          </table:table-cell>
          <table:table-cell office:value-type="percentage" office:value="0.55000000000000004" table:style-name="ce26">
            <text:p>55%</text:p>
          </table:table-cell>
          <table:table-cell office:value-type="percentage" office:value="0.68" table:style-name="ce26">
            <text:p>68%</text:p>
          </table:table-cell>
          <table:table-cell office:value-type="percentage" office:value="0.84" table:style-name="ce26">
            <text:p>84%</text:p>
          </table:table-cell>
          <table:table-cell office:value-type="percentage" office:value="0.57999999999999996" table:style-name="ce27">
            <text:p>58%</text:p>
          </table:table-cell>
          <table:table-cell office:value-type="percentage" office:value="7.0000000000000007E-2" table:style-name="ce28">
            <text:p>7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63">
            <text:p>..</text:p>
          </table:table-cell>
          <table:table-cell office:value-type="percentage" office:value="0.13900000000000001" table:style-name="ce37">
            <text:p>14%</text:p>
          </table:table-cell>
          <table:table-cell office:value-type="percentage" office:value="1.62" table:style-name="ce38">
            <text:p>16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4T00:00:00" table:style-name="ce12">
            <text:p>24/05/2020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6" table:style-name="ce15">
            <text:p>6%</text:p>
          </table:table-cell>
          <table:table-cell office:value-type="string" table:style-name="ce61">
            <text:p>..</text:p>
          </table:table-cell>
          <table:table-cell office:value-type="percentage" office:value="0.16300000000000001" table:style-name="ce39">
            <text:p>16%</text:p>
          </table:table-cell>
          <table:table-cell office:value-type="percentage" office:value="2.63" table:style-name="ce31">
            <text:p>26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5T00:00:00" table:style-name="ce12">
            <text:p>25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470000000000001" table:style-name="ce39">
            <text:p>19%</text:p>
          </table:table-cell>
          <table:table-cell office:value-type="percentage" office:value="2.82" table:style-name="ce31">
            <text:p>2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6T00:00:00" table:style-name="ce40">
            <text:p>26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2" table:style-name="ce45">
            <text:p>15%</text:p>
          </table:table-cell>
          <table:table-cell office:value-type="percentage" office:value="1.66" table:style-name="ce46">
            <text:p>16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7T00:00:00" table:style-name="ce40">
            <text:p>27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900000000000001" table:style-name="ce45">
            <text:p>14%</text:p>
          </table:table-cell>
          <table:table-cell office:value-type="percentage" office:value="2.25" table:style-name="ce46">
            <text:p>2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8T00:00:00" table:style-name="ce40">
            <text:p>28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4399999999999999" table:style-name="ce45">
            <text:p>14%</text:p>
          </table:table-cell>
          <table:table-cell office:value-type="percentage" office:value="2.35" table:style-name="ce46">
            <text:p>23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9T00:00:00" table:style-name="ce40">
            <text:p>29/05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1" table:style-name="ce45">
            <text:p>15%</text:p>
          </table:table-cell>
          <table:table-cell office:value-type="percentage" office:value="1.97" table:style-name="ce46">
            <text:p>1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0T00:00:00" table:style-name="ce25">
            <text:p>30/05/2020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77" table:style-name="ce26">
            <text:p>77%</text:p>
          </table:table-cell>
          <table:table-cell office:value-type="percentage" office:value="0.92" table:style-name="ce26">
            <text:p>92%</text:p>
          </table:table-cell>
          <table:table-cell office:value-type="percentage" office:value="0.69" table:style-name="ce27">
            <text:p>69%</text:p>
          </table:table-cell>
          <table:table-cell office:value-type="percentage" office:value="0.08" table:style-name="ce27">
            <text:p>8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63">
            <text:p>..</text:p>
          </table:table-cell>
          <table:table-cell office:value-type="percentage" office:value="0.16200000000000001" table:style-name="ce37">
            <text:p>16%</text:p>
          </table:table-cell>
          <table:table-cell office:value-type="percentage" office:value="3.23" table:style-name="ce38">
            <text:p>3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1T00:00:00" table:style-name="ce12">
            <text:p>31/05/2020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79" table:style-name="ce13">
            <text:p>79%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0.71" table:style-name="ce14">
            <text:p>7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3" table:style-name="ce39">
            <text:p>19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1T00:00:00" table:style-name="ce40">
            <text:p>01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299999999999999" table:style-name="ce45">
            <text:p>17%</text:p>
          </table:table-cell>
          <table:table-cell office:value-type="percentage" office:value="1.82" table:style-name="ce4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2T00:00:00" table:style-name="ce40">
            <text:p>02/06/2020</text:p>
          </table:table-cell>
          <table:table-cell office:value-type="percentage" office:value="0.65" table:style-name="ce20">
            <text:p>65%</text:p>
          </table:table-cell>
          <table:table-cell office:value-type="percentage" office:value="0.78" table:style-name="ce20">
            <text:p>78%</text:p>
          </table:table-cell>
          <table:table-cell office:value-type="percentage" office:value="0.84" table:style-name="ce20">
            <text:p>84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09" table:style-name="ce21">
            <text:p>9%</text:p>
          </table:table-cell>
          <table:table-cell office:value-type="percentage" office:value="0.1" table:style-name="ce23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599999999999999" table:style-name="ce35">
            <text:p>18%</text:p>
          </table:table-cell>
          <table:table-cell office:value-type="percentage" office:value="1.82" table:style-name="ce3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03T00:00:00" table:style-name="ce40">
            <text:p>03/06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55" table:style-name="ce45">
            <text:p>16%</text:p>
          </table:table-cell>
          <table:table-cell office:value-type="percentage" office:value="1.18" table:style-name="ce4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4T00:00:00" table:style-name="ce40">
            <text:p>04/06/2020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69" table:style-name="ce46">
            <text:p>16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5T00:00:00" table:style-name="ce40">
            <text:p>05/06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1" table:style-name="ce42">
            <text:p>11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1399999999999999" table:style-name="ce46">
            <text:p>114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6T00:00:00" table:style-name="ce25">
            <text:p>06/06/2020</text:p>
          </table:table-cell>
          <table:table-cell office:value-type="percentage" office:value="0.63" table:style-name="ce26">
            <text:p>63%</text:p>
          </table:table-cell>
          <table:table-cell office:value-type="percentage" office:value="0.76" table:style-name="ce26">
            <text:p>76%</text:p>
          </table:table-cell>
          <table:table-cell office:value-type="percentage" office:value="0.9" table:style-name="ce26">
            <text:p>90%</text:p>
          </table:table-cell>
          <table:table-cell office:value-type="percentage" office:value="0.66" table:style-name="ce27">
            <text:p>66%</text:p>
          </table:table-cell>
          <table:table-cell office:value-type="percentage" office:value="0.11" table:style-name="ce27">
            <text:p>11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63">
            <text:p>..</text:p>
          </table:table-cell>
          <table:table-cell office:value-type="percentage" office:value="0.16400000000000001" table:style-name="ce37">
            <text:p>16%</text:p>
          </table:table-cell>
          <table:table-cell office:value-type="percentage" office:value="1.25" table:style-name="ce38">
            <text:p>125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7T00:00:00" table:style-name="ce12">
            <text:p>07/06/2020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93" table:style-name="ce13">
            <text:p>93%</text:p>
          </table:table-cell>
          <table:table-cell office:value-type="percentage" office:value="0.66" table:style-name="ce14">
            <text:p>6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string" table:style-name="ce61">
            <text:p>..</text:p>
          </table:table-cell>
          <table:table-cell office:value-type="percentage" office:value="0.192" table:style-name="ce39">
            <text:p>19%</text:p>
          </table:table-cell>
          <table:table-cell office:value-type="percentage" office:value="2.2200000000000002" table:style-name="ce31">
            <text:p>22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8T00:00:00" table:style-name="ce40">
            <text:p>08/06/2020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8" table:style-name="ce42">
            <text:p>68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1" table:style-name="ce44">
            <text:p>11%</text:p>
          </table:table-cell>
          <table:table-cell office:value-type="string" table:style-name="ce62">
            <text:p>..</text:p>
          </table:table-cell>
          <table:table-cell office:value-type="percentage" office:value="0.183" table:style-name="ce45">
            <text:p>18%</text:p>
          </table:table-cell>
          <table:table-cell office:value-type="percentage" office:value="1.64" table:style-name="ce46">
            <text:p>16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9T00:00:00" table:style-name="ce40">
            <text:p>09/06/2020</text:p>
          </table:table-cell>
          <table:table-cell office:value-type="percentage" office:value="0.64" table:style-name="ce20">
            <text:p>64%</text:p>
          </table:table-cell>
          <table:table-cell office:value-type="percentage" office:value="0.79" table:style-name="ce20">
            <text:p>79%</text:p>
          </table:table-cell>
          <table:table-cell office:value-type="percentage" office:value="0.88" table:style-name="ce20">
            <text:p>88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1" table:style-name="ce23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86" table:style-name="ce35">
            <text:p>19%</text:p>
          </table:table-cell>
          <table:table-cell office:value-type="percentage" office:value="1.68" table:style-name="ce3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0T00:00:00" table:style-name="ce40">
            <text:p>10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6700000000000001" table:style-name="ce45">
            <text:p>17%</text:p>
          </table:table-cell>
          <table:table-cell office:value-type="percentage" office:value="1.25" table:style-name="ce46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1T00:00:00" table:style-name="ce40">
            <text:p>11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460000000000001" table:style-name="ce45">
            <text:p>17%</text:p>
          </table:table-cell>
          <table:table-cell office:value-type="percentage" office:value="1.24" table:style-name="ce46">
            <text:p>1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2T00:00:00" table:style-name="ce40">
            <text:p>12/06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7" table:style-name="ce42">
            <text:p>67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699999999999999" table:style-name="ce45">
            <text:p>18%</text:p>
          </table:table-cell>
          <table:table-cell office:value-type="percentage" office:value="1.1299999999999999" table:style-name="ce46">
            <text:p>113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3T00:00:00" table:style-name="ce25">
            <text:p>13/06/2020</text:p>
          </table:table-cell>
          <table:table-cell office:value-type="percentage" office:value="0.73" table:style-name="ce26">
            <text:p>73%</text:p>
          </table:table-cell>
          <table:table-cell office:value-type="percentage" office:value="0.85" table:style-name="ce26">
            <text:p>85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76" table:style-name="ce27">
            <text:p>76%</text:p>
          </table:table-cell>
          <table:table-cell office:value-type="percentage" office:value="0.13" table:style-name="ce27">
            <text:p>13%</text:p>
          </table:table-cell>
          <table:table-cell office:value-type="percentage" office:value="0.12" table:style-name="ce29">
            <text:p>12%</text:p>
          </table:table-cell>
          <table:table-cell office:value-type="percentage" office:value="0.31" table:style-name="ce63">
            <text:p>31%</text:p>
          </table:table-cell>
          <table:table-cell office:value-type="percentage" office:value="0.191" table:style-name="ce37">
            <text:p>19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4T00:00:00" table:style-name="ce12">
            <text:p>14/06/2020</text:p>
          </table:table-cell>
          <table:table-cell office:value-type="percentage" office:value="0.74" table:style-name="ce13">
            <text:p>74%</text:p>
          </table:table-cell>
          <table:table-cell office:value-type="percentage" office:value="0.86" table:style-name="ce13">
            <text:p>86%</text:p>
          </table:table-cell>
          <table:table-cell office:value-type="percentage" office:value="0.97" table:style-name="ce13">
            <text:p>97%</text:p>
          </table:table-cell>
          <table:table-cell office:value-type="percentage" office:value="0.77" table:style-name="ce14">
            <text:p>7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" table:style-name="ce61">
            <text:p>30%</text:p>
          </table:table-cell>
          <table:table-cell office:value-type="percentage" office:value="0.21299999999999999" table:style-name="ce39">
            <text:p>21%</text:p>
          </table:table-cell>
          <table:table-cell office:value-type="percentage" office:value="3.03" table:style-name="ce31">
            <text:p>30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5T00:00:00" table:style-name="ce40">
            <text:p>15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68" table:style-name="ce46">
            <text:p>16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6T00:00:00" table:style-name="ce40">
            <text:p>16/06/2020</text:p>
          </table:table-cell>
          <table:table-cell office:value-type="percentage" office:value="0.68" table:style-name="ce20">
            <text:p>68%</text:p>
          </table:table-cell>
          <table:table-cell office:value-type="percentage" office:value="0.82" table:style-name="ce20">
            <text:p>82%</text:p>
          </table:table-cell>
          <table:table-cell office:value-type="percentage" office:value="0.91" table:style-name="ce20">
            <text:p>91%</text:p>
          </table:table-cell>
          <table:table-cell office:value-type="percentage" office:value="0.72" table:style-name="ce21">
            <text:p>72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3" table:style-name="ce23">
            <text:p>13%</text:p>
          </table:table-cell>
          <table:table-cell office:value-type="percentage" office:value="0.31" table:style-name="ce62">
            <text:p>31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45" table:style-name="ce36">
            <text:p>14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7T00:00:00" table:style-name="ce40">
            <text:p>17/06/2020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2" table:style-name="ce42">
            <text:p>72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3" table:style-name="ce62">
            <text:p>30%</text:p>
          </table:table-cell>
          <table:table-cell office:value-type="percentage" office:value="0.20100000000000001" table:style-name="ce45">
            <text:p>20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8T00:00:00" table:style-name="ce40">
            <text:p>18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192" table:style-name="ce45">
            <text:p>19%</text:p>
          </table:table-cell>
          <table:table-cell office:value-type="percentage" office:value="0.95" table:style-name="ce46">
            <text:p>9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9T00:00:00" table:style-name="ce40">
            <text:p>19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17" table:style-name="ce46">
            <text:p>117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0T00:00:00" table:style-name="ce25">
            <text:p>20/06/2020</text:p>
          </table:table-cell>
          <table:table-cell office:value-type="percentage" office:value="0.83" table:style-name="ce26">
            <text:p>83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97" table:style-name="ce26">
            <text:p>97%</text:p>
          </table:table-cell>
          <table:table-cell office:value-type="percentage" office:value="0.86" table:style-name="ce27">
            <text:p>86%</text:p>
          </table:table-cell>
          <table:table-cell office:value-type="percentage" office:value="0.15" table:style-name="ce27">
            <text:p>15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36" table:style-name="ce63">
            <text:p>36%</text:p>
          </table:table-cell>
          <table:table-cell office:value-type="percentage" office:value="0.24099999999999999" table:style-name="ce37">
            <text:p>24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1T00:00:00" table:style-name="ce12">
            <text:p>21/06/2020</text:p>
          </table:table-cell>
          <table:table-cell office:value-type="percentage" office:value="0.81" table:style-name="ce13">
            <text:p>81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83" table:style-name="ce14">
            <text:p>8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34" table:style-name="ce61">
            <text:p>34%</text:p>
          </table:table-cell>
          <table:table-cell office:value-type="percentage" office:value="0.24099999999999999" table:style-name="ce39">
            <text:p>24%</text:p>
          </table:table-cell>
          <table:table-cell office:value-type="percentage" office:value="1.86" table:style-name="ce31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2T00:00:00" table:style-name="ce40">
            <text:p>22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900000000000001" table:style-name="ce45">
            <text:p>23%</text:p>
          </table:table-cell>
          <table:table-cell office:value-type="percentage" office:value="1.78" table:style-name="ce46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3T00:00:00" table:style-name="ce40">
            <text:p>23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3400000000000001" table:style-name="ce45">
            <text:p>23%</text:p>
          </table:table-cell>
          <table:table-cell office:value-type="percentage" office:value="1.8" table:style-name="ce46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4T00:00:00" table:style-name="ce40">
            <text:p>24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2.0099999999999998" table:style-name="ce46">
            <text:p>20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5T00:00:00" table:style-name="ce40">
            <text:p>25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700000000000001" table:style-name="ce45">
            <text:p>23%</text:p>
          </table:table-cell>
          <table:table-cell office:value-type="percentage" office:value="2.4300000000000002" table:style-name="ce46">
            <text:p>2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6T00:00:00" table:style-name="ce40">
            <text:p>26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1.46" table:style-name="ce46">
            <text:p>14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7T00:00:00" table:style-name="ce25">
            <text:p>27/06/2020</text:p>
          </table:table-cell>
          <table:table-cell office:value-type="percentage" office:value="0.75" table:style-name="ce70">
            <text:p>75%</text:p>
          </table:table-cell>
          <table:table-cell office:value-type="percentage" office:value="0.88" table:style-name="ce70">
            <text:p>88%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0.78" table:style-name="ce70">
            <text:p>78%</text:p>
          </table:table-cell>
          <table:table-cell office:value-type="percentage" office:value="0.16" table:style-name="ce71">
            <text:p>16%</text:p>
          </table:table-cell>
          <table:table-cell office:value-type="percentage" office:value="0.15" table:style-name="ce72">
            <text:p>15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23200000000000001" table:style-name="ce74">
            <text:p>23%</text:p>
          </table:table-cell>
          <table:table-cell office:value-type="percentage" office:value="1.27" table:style-name="ce75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8T00:00:00" table:style-name="ce12">
            <text:p>28/06/2020</text:p>
          </table:table-cell>
          <table:table-cell office:value-type="percentage" office:value="0.76" table:style-name="ce76">
            <text:p>76%</text:p>
          </table:table-cell>
          <table:table-cell office:value-type="percentage" office:value="0.9" table:style-name="ce76">
            <text:p>90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79" table:style-name="ce76">
            <text:p>79%</text:p>
          </table:table-cell>
          <table:table-cell office:value-type="percentage" office:value="0.17" table:style-name="ce77">
            <text:p>17%</text:p>
          </table:table-cell>
          <table:table-cell office:value-type="percentage" office:value="0.15" table:style-name="ce78">
            <text:p>15%</text:p>
          </table:table-cell>
          <table:table-cell office:value-type="percentage" office:value="0.36" table:style-name="ce79">
            <text:p>36%</text:p>
          </table:table-cell>
          <table:table-cell office:value-type="percentage" office:value="0.25600000000000001" table:style-name="ce80">
            <text:p>26%</text:p>
          </table:table-cell>
          <table:table-cell office:value-type="percentage" office:value="1.8" table:style-name="ce81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9T00:00:00" table:style-name="ce40">
            <text:p>29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" table:style-name="ce45">
            <text:p>24%</text:p>
          </table:table-cell>
          <table:table-cell office:value-type="percentage" office:value="0.93" table:style-name="ce46">
            <text:p>9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30T00:00:00" table:style-name="ce40">
            <text:p>30/06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5600000000000001" table:style-name="ce45">
            <text:p>26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1T00:00:00" table:style-name="ce40">
            <text:p>01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399999999999999" table:style-name="ce45">
            <text:p>24%</text:p>
          </table:table-cell>
          <table:table-cell office:value-type="percentage" office:value="1.54" table:style-name="ce46">
            <text:p>15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2T00:00:00" table:style-name="ce40">
            <text:p>02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51" table:style-name="ce45">
            <text:p>25%</text:p>
          </table:table-cell>
          <table:table-cell office:value-type="percentage" office:value="1.55" table:style-name="ce46">
            <text:p>15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3T00:00:00" table:style-name="ce40">
            <text:p>03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49" table:style-name="ce45">
            <text:p>25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4T00:00:00" table:style-name="ce25">
            <text:p>04/07/2020</text:p>
          </table:table-cell>
          <table:table-cell office:value-type="percentage" office:value="0.82" table:style-name="ce70">
            <text:p>82%</text:p>
          </table:table-cell>
          <table:table-cell office:value-type="percentage" office:value="0.95" table:style-name="ce70">
            <text:p>95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84" table:style-name="ce70">
            <text:p>84%</text:p>
          </table:table-cell>
          <table:table-cell office:value-type="percentage" office:value="0.17" table:style-name="ce71">
            <text:p>17%</text:p>
          </table:table-cell>
          <table:table-cell office:value-type="percentage" office:value="0.18" table:style-name="ce72">
            <text:p>18%</text:p>
          </table:table-cell>
          <table:table-cell office:value-type="percentage" office:value="0.39" table:style-name="ce73">
            <text:p>39%</text:p>
          </table:table-cell>
          <table:table-cell office:value-type="percentage" office:value="0.29199999999999998" table:style-name="ce74">
            <text:p>29%</text:p>
          </table:table-cell>
          <table:table-cell office:value-type="percentage" office:value="1.78" table:style-name="ce75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5T00:00:00" table:style-name="ce12">
            <text:p>05/07/2020</text:p>
          </table:table-cell>
          <table:table-cell office:value-type="percentage" office:value="0.84" table:style-name="ce76">
            <text:p>84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7" table:style-name="ce76">
            <text:p>87%</text:p>
          </table:table-cell>
          <table:table-cell office:value-type="percentage" office:value="0.18" table:style-name="ce77">
            <text:p>18%</text:p>
          </table:table-cell>
          <table:table-cell office:value-type="percentage" office:value="0.2" table:style-name="ce78">
            <text:p>20%</text:p>
          </table:table-cell>
          <table:table-cell office:value-type="percentage" office:value="0.4" table:style-name="ce79">
            <text:p>40%</text:p>
          </table:table-cell>
          <table:table-cell office:value-type="percentage" office:value="0.32300000000000001" table:style-name="ce80">
            <text:p>32%</text:p>
          </table:table-cell>
          <table:table-cell office:value-type="percentage" office:value="1.75" table:style-name="ce81">
            <text:p>17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6T00:00:00" table:style-name="ce40">
            <text:p>06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9199999999999998" table:style-name="ce45">
            <text:p>29%</text:p>
          </table:table-cell>
          <table:table-cell office:value-type="percentage" office:value="1.38" table:style-name="ce46">
            <text:p>138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7T00:00:00" table:style-name="ce40">
            <text:p>07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999999999999998" table:style-name="ce45">
            <text:p>29%</text:p>
          </table:table-cell>
          <table:table-cell office:value-type="percentage" office:value="1.0900000000000001" table:style-name="ce46">
            <text:p>10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8T00:00:00" table:style-name="ce40">
            <text:p>08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2" table:style-name="ce42">
            <text:p>20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6" table:style-name="ce62">
            <text:p>36%</text:p>
          </table:table-cell>
          <table:table-cell office:value-type="percentage" office:value="0.27500000000000002" table:style-name="ce45">
            <text:p>28%</text:p>
          </table:table-cell>
          <table:table-cell office:value-type="percentage" office:value="1" table:style-name="ce46">
            <text:p>10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9T00:00:00" table:style-name="ce40">
            <text:p>09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199999999999997" table:style-name="ce45">
            <text:p>28%</text:p>
          </table:table-cell>
          <table:table-cell office:value-type="percentage" office:value="1.1200000000000001" table:style-name="ce46">
            <text:p>11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0T00:00:00" table:style-name="ce40">
            <text:p>10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39" table:style-name="ce62">
            <text:p>39%</text:p>
          </table:table-cell>
          <table:table-cell office:value-type="percentage" office:value="0.29899999999999999" table:style-name="ce45">
            <text:p>30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1T00:00:00" table:style-name="ce25">
            <text:p>11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3" table:style-name="ce70">
            <text:p>93%</text:p>
          </table:table-cell>
          <table:table-cell office:value-type="percentage" office:value="0.22" table:style-name="ce71">
            <text:p>22%</text:p>
          </table:table-cell>
          <table:table-cell office:value-type="percentage" office:value="0.24" table:style-name="ce72">
            <text:p>24%</text:p>
          </table:table-cell>
          <table:table-cell office:value-type="percentage" office:value="0.45" table:style-name="ce73">
            <text:p>45%</text:p>
          </table:table-cell>
          <table:table-cell office:value-type="percentage" office:value="0.34300000000000003" table:style-name="ce74">
            <text:p>34%</text:p>
          </table:table-cell>
          <table:table-cell office:value-type="percentage" office:value="2.3199999999999998" table:style-name="ce75">
            <text:p>2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2T00:00:00" table:style-name="ce12">
            <text:p>12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8" table:style-name="ce76">
            <text:p>108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22" table:style-name="ce77">
            <text:p>22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5" table:style-name="ce79">
            <text:p>45%</text:p>
          </table:table-cell>
          <table:table-cell office:value-type="percentage" office:value="0.372" table:style-name="ce80">
            <text:p>37%</text:p>
          </table:table-cell>
          <table:table-cell office:value-type="percentage" office:value="2.52" table:style-name="ce81">
            <text:p>25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3T00:00:00" table:style-name="ce40">
            <text:p>13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1" table:style-name="ce62">
            <text:p>41%</text:p>
          </table:table-cell>
          <table:table-cell office:value-type="percentage" office:value="0.307" table:style-name="ce45">
            <text:p>31%</text:p>
          </table:table-cell>
          <table:table-cell office:value-type="percentage" office:value="1.1000000000000001" table:style-name="ce46">
            <text:p>110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4T00:00:00" table:style-name="ce40">
            <text:p>14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1900000000000001" table:style-name="ce45">
            <text:p>32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5T00:00:00" table:style-name="ce40">
            <text:p>15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4" table:style-name="ce42">
            <text:p>24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0499999999999999" table:style-name="ce45">
            <text:p>31%</text:p>
          </table:table-cell>
          <table:table-cell office:value-type="percentage" office:value="1.27" table:style-name="ce46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6T00:00:00" table:style-name="ce40">
            <text:p>16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2" table:style-name="ce62">
            <text:p>42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65" table:style-name="ce46">
            <text:p>16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7T00:00:00" table:style-name="ce40">
            <text:p>17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2700000000000001" table:style-name="ce45">
            <text:p>33%</text:p>
          </table:table-cell>
          <table:table-cell office:value-type="percentage" office:value="1.34" table:style-name="ce46">
            <text:p>13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8T00:00:00" table:style-name="ce25">
            <text:p>18/07/2020</text:p>
          </table:table-cell>
          <table:table-cell office:value-type="percentage" office:value="0.91" table:style-name="ce70">
            <text:p>91%</text:p>
          </table:table-cell>
          <table:table-cell office:value-type="percentage" office:value="1.03" table:style-name="ce70">
            <text:p>103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4" table:style-name="ce70">
            <text:p>94%</text:p>
          </table:table-cell>
          <table:table-cell office:value-type="percentage" office:value="0.26" table:style-name="ce71">
            <text:p>26%</text:p>
          </table:table-cell>
          <table:table-cell office:value-type="percentage" office:value="0.28999999999999998" table:style-name="ce72">
            <text:p>29%</text:p>
          </table:table-cell>
          <table:table-cell office:value-type="percentage" office:value="0.5" table:style-name="ce73">
            <text:p>50%</text:p>
          </table:table-cell>
          <table:table-cell office:value-type="percentage" office:value="0.36699999999999999" table:style-name="ce74">
            <text:p>37%</text:p>
          </table:table-cell>
          <table:table-cell office:value-type="percentage" office:value="1.86" table:style-name="ce75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9T00:00:00" table:style-name="ce12">
            <text:p>19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900000000000001" table:style-name="ce76">
            <text:p>109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26" table:style-name="ce77">
            <text:p>26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3" table:style-name="ce79">
            <text:p>43%</text:p>
          </table:table-cell>
          <table:table-cell office:value-type="percentage" office:value="0.41" table:style-name="ce80">
            <text:p>41%</text:p>
          </table:table-cell>
          <table:table-cell office:value-type="percentage" office:value="1.94" table:style-name="ce81">
            <text:p>1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0T00:00:00" table:style-name="ce40">
            <text:p>20/07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3" table:style-name="ce45">
            <text:p>33%</text:p>
          </table:table-cell>
          <table:table-cell office:value-type="percentage" office:value="1.43" table:style-name="ce46">
            <text:p>14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1T00:00:00" table:style-name="ce40">
            <text:p>21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4300000000000003" table:style-name="ce45">
            <text:p>34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2T00:00:00" table:style-name="ce40">
            <text:p>22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6" table:style-name="ce62">
            <text:p>46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51" table:style-name="ce46">
            <text:p>15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3T00:00:00" table:style-name="ce40">
            <text:p>23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2800000000000001" table:style-name="ce45">
            <text:p>33%</text:p>
          </table:table-cell>
          <table:table-cell office:value-type="percentage" office:value="1.37" table:style-name="ce46">
            <text:p>13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4T00:00:00" table:style-name="ce40">
            <text:p>24/07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4799999999999998" table:style-name="ce45">
            <text:p>35%</text:p>
          </table:table-cell>
          <table:table-cell office:value-type="percentage" office:value="1.3" table:style-name="ce46">
            <text:p>13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5T00:00:00" table:style-name="ce25">
            <text:p>25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2" table:style-name="ce70">
            <text:p>102%</text:p>
          </table:table-cell>
          <table:table-cell office:value-type="percentage" office:value="1.05" table:style-name="ce70">
            <text:p>105%</text:p>
          </table:table-cell>
          <table:table-cell office:value-type="percentage" office:value="0.92" table:style-name="ce70">
            <text:p>92%</text:p>
          </table:table-cell>
          <table:table-cell office:value-type="percentage" office:value="0.28000000000000003" table:style-name="ce71">
            <text:p>28%</text:p>
          </table:table-cell>
          <table:table-cell office:value-type="percentage" office:value="0.28000000000000003" table:style-name="ce72">
            <text:p>28%</text:p>
          </table:table-cell>
          <table:table-cell office:value-type="percentage" office:value="0.51" table:style-name="ce73">
            <text:p>51%</text:p>
          </table:table-cell>
          <table:table-cell office:value-type="percentage" office:value="0.377" table:style-name="ce74">
            <text:p>38%</text:p>
          </table:table-cell>
          <table:table-cell office:value-type="percentage" office:value="1.1599999999999999" table:style-name="ce75">
            <text:p>11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6T00:00:00" table:style-name="ce12">
            <text:p>26/07/2020</text:p>
          </table:table-cell>
          <table:table-cell office:value-type="percentage" office:value="0.96" table:style-name="ce76">
            <text:p>96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1.1200000000000001" table:style-name="ce76">
            <text:p>112%</text:p>
          </table:table-cell>
          <table:table-cell office:value-type="percentage" office:value="1" table:style-name="ce76">
            <text:p>100%</text:p>
          </table:table-cell>
          <table:table-cell office:value-type="percentage" office:value="0.28999999999999998" table:style-name="ce77">
            <text:p>29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44" table:style-name="ce80">
            <text:p>44%</text:p>
          </table:table-cell>
          <table:table-cell office:value-type="percentage" office:value="2.0699999999999998" table:style-name="ce81">
            <text:p>2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7T00:00:00" table:style-name="ce40">
            <text:p>27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09" table:style-name="ce45">
            <text:p>31%</text:p>
          </table:table-cell>
          <table:table-cell office:value-type="percentage" office:value="0.66" table:style-name="ce46">
            <text:p>6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8T00:00:00" table:style-name="ce40">
            <text:p>28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799999999999999" table:style-name="ce45">
            <text:p>37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9T00:00:00" table:style-name="ce40">
            <text:p>29/07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" table:style-name="ce45">
            <text:p>35%</text:p>
          </table:table-cell>
          <table:table-cell office:value-type="percentage" office:value="1.59" table:style-name="ce46">
            <text:p>15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0T00:00:00" table:style-name="ce40">
            <text:p>30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499999999999998" table:style-name="ce45">
            <text:p>36%</text:p>
          </table:table-cell>
          <table:table-cell office:value-type="percentage" office:value="1.74" table:style-name="ce46">
            <text:p>17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1T00:00:00" table:style-name="ce40">
            <text:p>31/07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" table:style-name="ce42">
            <text:p>30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599999999999999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1T00:00:00" table:style-name="ce25">
            <text:p>01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6" table:style-name="ce70">
            <text:p>106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1" table:style-name="ce71">
            <text:p>31%</text:p>
          </table:table-cell>
          <table:table-cell office:value-type="percentage" office:value="0.31" table:style-name="ce72">
            <text:p>31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2299999999999999" table:style-name="ce74">
            <text:p>42%</text:p>
          </table:table-cell>
          <table:table-cell office:value-type="percentage" office:value="1.89" table:style-name="ce75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2T00:00:00" table:style-name="ce12">
            <text:p>02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1" table:style-name="ce77">
            <text:p>31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6600000000000003" table:style-name="ce80">
            <text:p>47%</text:p>
          </table:table-cell>
          <table:table-cell office:value-type="percentage" office:value="1.87" table:style-name="ce81">
            <text:p>18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3T00:00:00" table:style-name="ce40">
            <text:p>03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4T00:00:00" table:style-name="ce40">
            <text:p>04/08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05" table:style-name="ce46">
            <text:p>10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5T00:00:00" table:style-name="ce40">
            <text:p>05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6699999999999999" table:style-name="ce45">
            <text:p>37%</text:p>
          </table:table-cell>
          <table:table-cell office:value-type="percentage" office:value="1.2" table:style-name="ce46">
            <text:p>12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6T00:00:00" table:style-name="ce40">
            <text:p>06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57" table:style-name="ce46">
            <text:p>15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7T00:00:00" table:style-name="ce40">
            <text:p>07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26" table:style-name="ce46">
            <text:p>12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8T00:00:00" table:style-name="ce25">
            <text:p>08/08/2020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34" table:style-name="ce71">
            <text:p>34%</text:p>
          </table:table-cell>
          <table:table-cell office:value-type="percentage" office:value="0.32" table:style-name="ce72">
            <text:p>32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4700000000000001" table:style-name="ce74">
            <text:p>45%</text:p>
          </table:table-cell>
          <table:table-cell office:value-type="percentage" office:value="2.02" table:style-name="ce75">
            <text:p>20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9T00:00:00" table:style-name="ce12">
            <text:p>09/08/2020</text:p>
          </table:table-cell>
          <table:table-cell office:value-type="percentage" office:value="1.01" table:style-name="ce76">
            <text:p>101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34" table:style-name="ce77">
            <text:p>34%</text:p>
          </table:table-cell>
          <table:table-cell office:value-type="percentage" office:value="0.31" table:style-name="ce78">
            <text:p>31%</text:p>
          </table:table-cell>
          <table:table-cell office:value-type="percentage" office:value="0.51" table:style-name="ce79">
            <text:p>51%</text:p>
          </table:table-cell>
          <table:table-cell office:value-type="percentage" office:value="0.49299999999999999" table:style-name="ce80">
            <text:p>49%</text:p>
          </table:table-cell>
          <table:table-cell office:value-type="percentage" office:value="1.89" table:style-name="ce81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0T00:00:00" table:style-name="ce40">
            <text:p>10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9" table:style-name="ce45">
            <text:p>39%</text:p>
          </table:table-cell>
          <table:table-cell office:value-type="percentage" office:value="1.22" table:style-name="ce46">
            <text:p>12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1T00:00:00" table:style-name="ce40">
            <text:p>11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9700000000000002" table:style-name="ce45">
            <text:p>40%</text:p>
          </table:table-cell>
          <table:table-cell office:value-type="percentage" office:value="1.19" table:style-name="ce46">
            <text:p>11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2T00:00:00" table:style-name="ce40">
            <text:p>12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9" table:style-name="ce46">
            <text:p>12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3T00:00:00" table:style-name="ce40">
            <text:p>13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8" table:style-name="ce62">
            <text:p>48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4T00:00:00" table:style-name="ce40">
            <text:p>14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999999999999998" table:style-name="ce44">
            <text:p>29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8900000000000001" table:style-name="ce45">
            <text:p>39%</text:p>
          </table:table-cell>
          <table:table-cell office:value-type="percentage" office:value="0.96" table:style-name="ce46">
            <text:p>9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5T00:00:00" table:style-name="ce25">
            <text:p>15/08/2020</text:p>
          </table:table-cell>
          <table:table-cell office:value-type="percentage" office:value="0.96" table:style-name="ce70">
            <text:p>96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0.33" table:style-name="ce74">
            <text:p>33%</text:p>
          </table:table-cell>
          <table:table-cell office:value-type="percentage" office:value="0.33" table:style-name="ce72">
            <text:p>33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5500000000000002" table:style-name="ce74">
            <text:p>46%</text:p>
          </table:table-cell>
          <table:table-cell office:value-type="percentage" office:value="1.35" table:style-name="ce75">
            <text:p>13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6T00:00:00" table:style-name="ce12">
            <text:p>16/08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1000000000000001" table:style-name="ce76">
            <text:p>110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33" table:style-name="ce80">
            <text:p>33%</text:p>
          </table:table-cell>
          <table:table-cell office:value-type="percentage" office:value="0.32" table:style-name="ce78">
            <text:p>32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7799999999999998" table:style-name="ce80">
            <text:p>48%</text:p>
          </table:table-cell>
          <table:table-cell office:value-type="percentage" office:value="1.32" table:style-name="ce81">
            <text:p>1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7T00:00:00" table:style-name="ce40">
            <text:p>17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0799999999999997" table:style-name="ce45">
            <text:p>41%</text:p>
          </table:table-cell>
          <table:table-cell office:value-type="percentage" office:value="1.02" table:style-name="ce46">
            <text:p>10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8T00:00:00" table:style-name="ce40">
            <text:p>18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2699999999999999" table:style-name="ce45">
            <text:p>43%</text:p>
          </table:table-cell>
          <table:table-cell office:value-type="percentage" office:value="1.07" table:style-name="ce46">
            <text:p>1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9T00:00:00" table:style-name="ce40">
            <text:p>19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8600000000000001" table:style-name="ce45">
            <text:p>39%</text:p>
          </table:table-cell>
          <table:table-cell office:value-type="percentage" office:value="0.82" table:style-name="ce46">
            <text:p>8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0T00:00:00" table:style-name="ce40">
            <text:p>20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1" table:style-name="ce44">
            <text:p>31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3" table:style-name="ce45">
            <text:p>43%</text:p>
          </table:table-cell>
          <table:table-cell office:value-type="percentage" office:value="1.83" table:style-name="ce46">
            <text:p>18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1T00:00:00" table:style-name="ce40">
            <text:p>21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39400000000000002" table:style-name="ce45">
            <text:p>39%</text:p>
          </table:table-cell>
          <table:table-cell office:value-type="percentage" office:value="0.62" table:style-name="ce46">
            <text:p>6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2T00:00:00" table:style-name="ce25">
            <text:p>22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900000000000001" table:style-name="ce70">
            <text:p>109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5" table:style-name="ce71">
            <text:p>35%</text:p>
          </table:table-cell>
          <table:table-cell office:value-type="percentage" office:value="0.36" table:style-name="ce72">
            <text:p>36%</text:p>
          </table:table-cell>
          <table:table-cell office:value-type="percentage" office:value="0.59" table:style-name="ce73">
            <text:p>59%</text:p>
          </table:table-cell>
          <table:table-cell office:value-type="percentage" office:value="0.47899999999999998" table:style-name="ce74">
            <text:p>48%</text:p>
          </table:table-cell>
          <table:table-cell office:value-type="percentage" office:value="1.43" table:style-name="ce75">
            <text:p>1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3T00:00:00" table:style-name="ce12">
            <text:p>23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6" table:style-name="ce77">
            <text:p>36%</text:p>
          </table:table-cell>
          <table:table-cell office:value-type="percentage" office:value="0.35" table:style-name="ce78">
            <text:p>35%</text:p>
          </table:table-cell>
          <table:table-cell office:value-type="percentage" office:value="0.57999999999999996" table:style-name="ce79">
            <text:p>58%</text:p>
          </table:table-cell>
          <table:table-cell office:value-type="percentage" office:value="0.51100000000000001" table:style-name="ce80">
            <text:p>51%</text:p>
          </table:table-cell>
          <table:table-cell office:value-type="percentage" office:value="1.66" table:style-name="ce81">
            <text:p>1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4T00:00:00" table:style-name="ce40">
            <text:p>24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1.02" table:style-name="ce41">
            <text:p>102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percentage" office:value="0.4" table:style-name="ce42">
            <text:p>40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6999999999999995" table:style-name="ce62">
            <text:p>57%</text:p>
          </table:table-cell>
          <table:table-cell office:value-type="percentage" office:value="0.44600000000000001" table:style-name="ce45">
            <text:p>45%</text:p>
          </table:table-cell>
          <table:table-cell office:value-type="percentage" office:value="1.1399999999999999" table:style-name="ce46">
            <text:p>11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5T00:00:00" table:style-name="ce40">
            <text:p>25/08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56000000000000005" table:style-name="ce62">
            <text:p>56%</text:p>
          </table:table-cell>
          <table:table-cell office:value-type="percentage" office:value="0.38" table:style-name="ce45">
            <text:p>38%</text:p>
          </table:table-cell>
          <table:table-cell office:value-type="percentage" office:value="0.44" table:style-name="ce46">
            <text:p>4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6T00:00:00" table:style-name="ce40">
            <text:p>26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6" table:style-name="ce44">
            <text:p>36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44400000000000001" table:style-name="ce45">
            <text:p>44%</text:p>
          </table:table-cell>
          <table:table-cell office:value-type="percentage" office:value="1.21" table:style-name="ce46">
            <text:p>12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7T00:00:00" table:style-name="ce40">
            <text:p>27/08/2020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1" table:style-name="ce45">
            <text:p>41%</text:p>
          </table:table-cell>
          <table:table-cell office:value-type="percentage" office:value="0.94" table:style-name="ce46">
            <text:p>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8T00:00:00" table:style-name="ce40">
            <text:p>28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2599999999999999" table:style-name="ce45">
            <text:p>43%</text:p>
          </table:table-cell>
          <table:table-cell office:value-type="percentage" office:value="0.66" table:style-name="ce46">
            <text:p>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9T00:00:00" table:style-name="ce83">
            <text:p>29/08/2020</text:p>
          </table:table-cell>
          <table:table-cell office:value-type="percentage" office:value="0.98" table:style-name="ce84">
            <text:p>98%</text:p>
          </table:table-cell>
          <table:table-cell office:value-type="percentage" office:value="1.0900000000000001" table:style-name="ce84">
            <text:p>109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0.38" table:style-name="ce85">
            <text:p>38%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2500000000000002" table:style-name="ce88">
            <text:p>53%</text:p>
          </table:table-cell>
          <table:table-cell office:value-type="percentage" office:value="1.33" table:style-name="ce89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0T00:00:00" table:style-name="ce83">
            <text:p>30/08/2020</text:p>
          </table:table-cell>
          <table:table-cell office:value-type="percentage" office:value="1.02" table:style-name="ce84">
            <text:p>102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5" table:style-name="ce84">
            <text:p>105%</text:p>
          </table:table-cell>
          <table:table-cell office:value-type="percentage" office:value="0.37" table:style-name="ce85">
            <text:p>37%</text:p>
          </table:table-cell>
          <table:table-cell office:value-type="percentage" office:value="0.39" table:style-name="ce86">
            <text:p>39%</text:p>
          </table:table-cell>
          <table:table-cell office:value-type="percentage" office:value="0.59" table:style-name="ce87">
            <text:p>59%</text:p>
          </table:table-cell>
          <table:table-cell office:value-type="percentage" office:value="0.59" table:style-name="ce88">
            <text:p>59%</text:p>
          </table:table-cell>
          <table:table-cell office:value-type="percentage" office:value="1.77" table:style-name="ce89">
            <text:p>17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1T00:00:00" table:style-name="ce83">
            <text:p>31/08/2020</text:p>
          </table:table-cell>
          <table:table-cell office:value-type="percentage" office:value="0.86" table:style-name="ce84">
            <text:p>86%</text:p>
          </table:table-cell>
          <table:table-cell office:value-type="percentage" office:value="0.74" table:style-name="ce84">
            <text:p>74%</text:p>
          </table:table-cell>
          <table:table-cell office:value-type="percentage" office:value="0.46" table:style-name="ce84">
            <text:p>46%</text:p>
          </table:table-cell>
          <table:table-cell office:value-type="percentage" office:value="0.82" table:style-name="ce84">
            <text:p>82%</text:p>
          </table:table-cell>
          <table:table-cell office:value-type="percentage" office:value="0.32" table:style-name="ce85">
            <text:p>32%</text:p>
          </table:table-cell>
          <table:table-cell office:value-type="percentage" office:value="0.45" table:style-name="ce86">
            <text:p>45%</text:p>
          </table:table-cell>
          <table:table-cell office:value-type="percentage" office:value="0.69" table:style-name="ce87">
            <text:p>69%</text:p>
          </table:table-cell>
          <table:table-cell office:value-type="percentage" office:value="0.53600000000000003" table:style-name="ce88">
            <text:p>54%</text:p>
          </table:table-cell>
          <table:table-cell office:value-type="percentage" office:value="1.31" table:style-name="ce89">
            <text:p>131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1T00:00:00" table:style-name="ce40">
            <text:p>01/09/2020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3" table:style-name="ce44">
            <text:p>33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8799999999999999" table:style-name="ce45">
            <text:p>49%</text:p>
          </table:table-cell>
          <table:table-cell office:value-type="percentage" office:value="1.1499999999999999" table:style-name="ce46">
            <text:p>11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2T00:00:00" table:style-name="ce91">
            <text:p>02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8" table:style-name="ce92">
            <text:p>98%</text:p>
          </table:table-cell>
          <table:table-cell office:value-type="percentage" office:value="1.03" table:style-name="ce92">
            <text:p>103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5" table:style-name="ce93">
            <text:p>35%</text:p>
          </table:table-cell>
          <table:table-cell office:value-type="percentage" office:value="0.52" table:style-name="ce94">
            <text:p>52%</text:p>
          </table:table-cell>
          <table:table-cell office:value-type="percentage" office:value="0.442" table:style-name="ce95">
            <text:p>44%</text:p>
          </table:table-cell>
          <table:table-cell office:value-type="percentage" office:value="1.07" table:style-name="ce96">
            <text:p>10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3T00:00:00" table:style-name="ce91">
            <text:p>03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7" table:style-name="ce92">
            <text:p>97%</text:p>
          </table:table-cell>
          <table:table-cell office:value-type="percentage" office:value="1.02" table:style-name="ce92">
            <text:p>102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7">
            <text:p>p 33%<text:span text:style-name="T2">4</text:span></text:p>
          </table:table-cell>
          <table:table-cell office:value-type="percentage" office:value="0.33" table:style-name="ce93">
            <text:p>33%</text:p>
          </table:table-cell>
          <table:table-cell office:value-type="percentage" office:value="0.53" table:style-name="ce94">
            <text:p>53%</text:p>
          </table:table-cell>
          <table:table-cell office:value-type="percentage" office:value="0.48199999999999998" table:style-name="ce95">
            <text:p>48%</text:p>
          </table:table-cell>
          <table:table-cell office:value-type="percentage" office:value="1.25" table:style-name="ce96">
            <text:p>12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4T00:00:00" table:style-name="ce98">
            <text:p>04/09/2020</text:p>
          </table:table-cell>
          <table:table-cell office:value-type="percentage" office:value="0.93" table:style-name="ce99">
            <text:p>93%</text:p>
          </table:table-cell>
          <table:table-cell office:value-type="percentage" office:value="1.01" table:style-name="ce99">
            <text:p>101%</text:p>
          </table:table-cell>
          <table:table-cell office:value-type="percentage" office:value="1.02" table:style-name="ce99">
            <text:p>102%</text:p>
          </table:table-cell>
          <table:table-cell office:value-type="percentage" office:value="0.95" table:style-name="ce99">
            <text:p>95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35" table:style-name="ce100">
            <text:p>35%</text:p>
          </table:table-cell>
          <table:table-cell office:value-type="percentage" office:value="0.56000000000000005" table:style-name="ce101">
            <text:p>56%</text:p>
          </table:table-cell>
          <table:table-cell office:value-type="percentage" office:value="0.503" table:style-name="ce102">
            <text:p>50%</text:p>
          </table:table-cell>
          <table:table-cell office:value-type="percentage" office:value="1.06" table:style-name="ce103">
            <text:p>10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5T00:00:00" table:style-name="ce83">
            <text:p>05/09/2020</text:p>
          </table:table-cell>
          <table:table-cell office:value-type="percentage" office:value="1" table:style-name="ce84">
            <text:p>100%</text:p>
          </table:table-cell>
          <table:table-cell office:value-type="percentage" office:value="1.1299999999999999" table:style-name="ce84">
            <text:p>113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3" table:style-name="ce84">
            <text:p>103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4100000000000004" table:style-name="ce88">
            <text:p>54%</text:p>
          </table:table-cell>
          <table:table-cell office:value-type="percentage" office:value="1.75" table:style-name="ce89">
            <text:p>17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6T00:00:00" table:style-name="ce83">
            <text:p>06/09/2020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1.17" table:style-name="ce84">
            <text:p>117%</text:p>
          </table:table-cell>
          <table:table-cell office:value-type="percentage" office:value="1.2" table:style-name="ce84">
            <text:p>120%</text:p>
          </table:table-cell>
          <table:table-cell office:value-type="percentage" office:value="1.04" table:style-name="ce84">
            <text:p>104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1" table:style-name="ce86">
            <text:p>41%</text:p>
          </table:table-cell>
          <table:table-cell office:value-type="percentage" office:value="0.57999999999999996" table:style-name="ce87">
            <text:p>58%</text:p>
          </table:table-cell>
          <table:table-cell office:value-type="percentage" office:value="0.56299999999999994" table:style-name="ce88">
            <text:p>56%</text:p>
          </table:table-cell>
          <table:table-cell office:value-type="percentage" office:value="1.77" table:style-name="ce89">
            <text:p>17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7T00:00:00" table:style-name="ce40">
            <text:p>07/09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4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3800000000000003" table:style-name="ce45">
            <text:p>54%</text:p>
          </table:table-cell>
          <table:table-cell office:value-type="percentage" office:value="0.99" table:style-name="ce46">
            <text:p>99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8T00:00:00" table:style-name="ce40">
            <text:p>08/09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2" table:style-name="ce42">
            <text:p>92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7399999999999995" table:style-name="ce45">
            <text:p>57%</text:p>
          </table:table-cell>
          <table:table-cell office:value-type="percentage" office:value="1.1100000000000001" table:style-name="ce46">
            <text:p>111%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4">
          <table:table-cell office:value-type="date" office:date-value="2020-09-09T00:00:00" table:style-name="ce104">
            <text:p>09/09/2020</text:p>
          </table:table-cell>
          <table:table-cell office:value-type="percentage" office:value="0.89" table:style-name="ce105">
            <text:p>89%</text:p>
          </table:table-cell>
          <table:table-cell office:value-type="percentage" office:value="1.02" table:style-name="ce105">
            <text:p>102%</text:p>
          </table:table-cell>
          <table:table-cell office:value-type="percentage" office:value="1.04" table:style-name="ce105">
            <text:p>104%</text:p>
          </table:table-cell>
          <table:table-cell office:value-type="percentage" office:value="0.93" table:style-name="ce106">
            <text:p>93%</text:p>
          </table:table-cell>
          <table:table-cell office:value-type="string" table:style-name="ce107">
            <text:p>p 31%<text:span text:style-name="T2">4</text:span></text:p>
          </table:table-cell>
          <table:table-cell office:value-type="percentage" office:value="0.35" table:style-name="ce108">
            <text:p>35%</text:p>
          </table:table-cell>
          <table:table-cell office:value-type="percentage" office:value="0.57999999999999996" table:style-name="ce109">
            <text:p>58%</text:p>
          </table:table-cell>
          <table:table-cell office:value-type="percentage" office:value="0.55100000000000005" table:style-name="ce110">
            <text:p>55%</text:p>
          </table:table-cell>
          <table:table-cell office:value-type="string" table:style-name="ce111">
            <text:p>..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table:style-name="ce112"/>
          <table:table-cell table:number-columns-repeated="3"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92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Notes: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.. Not available (see relevant notes for reason)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r Revised from previous edition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p Provisional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121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4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1</text:span><text:s/>Although daily data is being reported, direct comparisons of change should not be made between weekdays and weekends/bank</text:p>
          </table:table-cell>
          <table:table-cell table:number-columns-repeated="9" table:style-name="ce119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holidays. For public transport, there are typically different levels of service/timetable in place on weekends and bank holidays than<text:s/></text:p>
          </table:table-cell>
          <table:table-cell table:number-columns-repeated="8" table:style-name="ce119"/>
          <table:table-cell table:style-name="ce124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on weekdays; and for road traffic, there is a different profile on weekend days compared to weekdays.</text:p>
          </table:table-cell>
          <table:table-cell table:number-columns-repeated="8" table:style-name="ce119"/>
          <table:table-cell table:style-name="ce124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2</text:span><text:s/>Percentage of the equivalent day in the first week of February 2020.</text:p>
          </table:table-cell>
          <table:table-cell table:number-columns-repeated="9"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3</text:span><text:s/>Percentage of the equivalent week in 2019.</text:p>
          </table:table-cell>
          <table:table-cell table:number-columns-repeated="9" table:style-name="ce119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4</text:span><text:s/>National Rail data is subject to revisions up to a week after initial publication. The latest days data will always be an underestimate of the final result. At present the latest data is revised up on average by about 7 percentage points after a week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5</text:span><text:s/>Percentage of the equivalent day in 2019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6</text:span><text:s/>Percentage of the equivalent day of the third week of January 2020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7</text:span><text:s/>Data on TfL Buses is not available from Sunday 19th April to 8th June due to the change in boarding policy: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4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124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Fare collection was re-enabled for 406 routes on 9 June. <text:s/>By 4 July this had expanded to all but 18 routes. This data may be subject to under-reporting due to non-compliance with fare collection.</text:p>
          </table:table-cell>
          <table:table-cell table:number-columns-repeated="8" table:style-name="ce124"/>
          <table:table-cell table:number-columns-repeated="5" table:style-name="ce120"/>
          <table:table-cell table:style-name="ce125"/>
          <table:table-cell table:number-columns-repeated="16369" table:style-name="ce18"/>
        </table:table-row>
        <table:table-row table:style-name="ro2">
          <table:table-cell office:value-type="string" table:style-name="ce121">
            <text:p><text:span text:style-name="T2">8</text:span><text:s/>Data on Buses (excl. London) has been adjusted to compare against typical usage on bank holidays, whereas all other data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sources have not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9</text:span><text:s/>Data on Buses (excl. London) is not available on 8th May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0</text:span><text:s/>Percentage of the equivalent day in the first week of March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1</text:span><text:s/>Cycling data covers England only. Changes to one of the data sources used to produce this indicator mean that this data is now only available at a lag of three days rather than one day, so this will be slightly behind the other indicators.</text:p>
          </table:table-cell>
          <table:table-cell table:number-columns-repeated="8" table:style-name="ce119"/>
          <table:table-cell table:style-name="ce120"/>
          <table:table-cell table:number-columns-repeated="16374" table:style-name="ce3"/>
        </table:table-row>
        <table:table-row table:style-name="ro1">
          <table:table-cell table:number-columns-repeated="7" table:style-name="ce120"/>
          <table:table-cell table:number-columns-repeated="2" table:style-name="ce119"/>
          <table:table-cell table:style-name="ce120"/>
          <table:table-cell table:number-columns-repeated="16374" table:style-name="ce3"/>
        </table:table-row>
        <table:table-row table:style-name="ro1">
          <table:table-cell office:value-type="string" table:number-columns-spanned="3" table:number-rows-spanned="1" table:style-name="ce130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130">
            <text:p>Email</text:p>
          </table:table-cell>
          <table:covered-table-cell/>
          <table:table-cell office:value-type="string" table:style-name="ce126">
            <text:p>Telephone</text:p>
          </table:table-cell>
          <table:table-cell table:number-columns-repeated="2" table:style-name="ce120"/>
          <table:table-cell table:style-name="ce127"/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oadtraff.stats@dft.gov.uk">roadtraff.stats@dft.gov.uk</text:a></text:p>
          </table:table-cell>
          <table:covered-table-cell/>
          <table:table-cell office:value-type="string" table:style-name="ce119">
            <text:p>020 7944 3095</text:p>
          </table:table-cell>
          <table:table-cell office:value-type="string" table:style-name="ce128">
            <text:p>Last updated:</text:p>
          </table:table-cell>
          <table:table-cell table:style-name="ce120"/>
          <table:table-cell office:value-type="string" table:style-name="ce129">
            <text:p>11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ail.stats@dft.gov.uk">rail.stats@dft.gov.uk</text:a></text:p>
          </table:table-cell>
          <table:covered-table-cell/>
          <table:table-cell office:value-type="string" table:style-name="ce119">
            <text:p>020 7944 2419</text:p>
          </table:table-cell>
          <table:table-cell office:value-type="string" table:style-name="ce128">
            <text:p>Next update:</text:p>
          </table:table-cell>
          <table:table-cell table:style-name="ce120"/>
          <table:table-cell office:value-type="string" table:style-name="ce129">
            <text:p>14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cm.analytics@dft.gov.uk">cm.analytics@dft.gov.uk</text:a></text:p>
          </table:table-cell>
          <table:covered-table-cell/>
          <table:table-cell table:style-name="ce119"/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Buses (excl. London)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bus.statistics@dft.gov.uk">bus.statistics@dft.gov.uk</text:a></text:p>
          </table:table-cell>
          <table:covered-table-cell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style-name="ce119">
            <text:p>Cycling<text:s/></text:p>
          </table:table-cell>
          <table:table-cell table:number-columns-repeated="2" table:style-name="ce119"/>
          <table:table-cell office:value-type="string" table:style-name="ce4">
            <text:p>subnational.stats@dft.gov.uk</text:p>
          </table:table-cell>
          <table:table-cell table:style-name="ce4"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 table:style-name="ce66"/>
        </table:table-row>
        <table:table-row table:style-name="ro1">
          <table:table-cell office:value-type="string" table:number-columns-spanned="3" table:number-rows-spanned="1" table:style-name="ce131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transport.statistics@dft.gov.uk">transport.statistics@dft.gov.uk</text:a></text:p>
          </table:table-cell>
          <table:covered-table-cell/>
          <table:table-cell office:value-type="string" table:style-name="ce119">
            <text:p>020 7944 4847</text:p>
          </table:table-cell>
          <table:table-cell table:number-columns-repeated="4" table:style-name="ce120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131">
            <text:p>Media enquiries</text:p>
          </table:table-cell>
          <table:covered-table-cell table:number-columns-repeated="2"/>
          <table:table-cell table:number-columns-spanned="2" table:number-rows-spanned="1" table:style-name="ce133"/>
          <table:covered-table-cell/>
          <table:table-cell office:value-type="string" table:style-name="ce119">
            <text:p>020 7944 4292</text:p>
          </table:table-cell>
          <table:table-cell table:number-columns-repeated="4" table:style-name="ce120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66"/>
          <table:table-cell table:number-columns-repeated="16375" table:style-name="ce3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Abby Sneade</meta:initial-creator>
    <dc:creator>Microsoft Office User</dc:creator>
    <meta:creation-date>2020-09-10T15:03:31Z</meta:creation-date>
    <dc:date>2020-09-17T17:59:21Z</dc:date>
  </office:meta>
</office:document-meta>
</file>